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background-color="#99ff66"/>
    </style:style>
    <style:style style:name="P2" style:family="paragraph" style:parent-style-name="Standard" style:list-style-name="L2">
      <style:text-properties fo:background-color="#99ff66"/>
    </style:style>
    <style:style style:name="P3" style:family="paragraph" style:parent-style-name="Standard">
      <style:text-properties fo:background-color="#ffff66"/>
    </style:style>
    <style:style style:name="P4" style:family="paragraph" style:parent-style-name="Standard" style:list-style-name="L1">
      <style:text-properties fo:background-color="#ffff66"/>
    </style:style>
    <style:style style:name="P5" style:family="paragraph" style:parent-style-name="Standard" style:list-style-name="L3">
      <style:text-properties fo:background-color="#ffff66"/>
    </style:style>
    <style:style style:name="P6" style:family="paragraph" style:parent-style-name="Standard">
      <style:text-properties fo:background-color="#00cc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5445550412509001" text:style-name="L1">
        <text:list-item>
          <text:p text:style-name="P1">Stworzenie Klasy Grupa Postaci</text:p>
        </text:list-item>
      </text:list>
      <text:list xml:id="list5486415412051341182" text:style-name="L2">
        <text:list-item>
          <text:p text:style-name="P2">Przerabianie systemu zapisywania</text:p>
        </text:list-item>
      </text:list>
      <text:list xml:id="list30682838" text:continue-list="list4175445550412509001" text:style-name="L1">
        <text:list-item>
          <text:p text:style-name="P1">Mozliwosc Zapisywania Klasy Lista Grupa Postaci</text:p>
        </text:list-item>
        <text:list-item>
          <text:p text:style-name="P1">Stworzenie Prefabu Grupy</text:p>
        </text:list-item>
        <text:list-item>
          <text:p text:style-name="P1">Zamiana okien w UI aby wyswietlalo grupy</text:p>
        </text:list-item>
        <text:list-item>
          <text:p text:style-name="P1">Przyciski do stworzenia nowej grupy</text:p>
        </text:list-item>
        <text:list-item>
          <text:p text:style-name="P1">Kod do tworzenia nowej grupy i dodanie jej do listy oraz aktualizowanie UI grup</text:p>
        </text:list-item>
        <text:list-item>
          <text:p text:style-name="P1">Stworzenie "check Box" aby wybrac ktore postacia beda w grupie</text:p>
        </text:list-item>
        <text:list-item>
          <text:p text:style-name="P1">Wybranie misji dla grupy</text:p>
        </text:list-item>
        <text:list-item>
          <text:p text:style-name="P1">Wyswietlanie nagrod za misje</text:p>
        </text:list-item>
        <text:list-item>
          <text:p text:style-name="P1">Kod kontrolujacy misje grupy</text:p>
        </text:list-item>
        <text:list-item>
          <text:p text:style-name="P4">Kod wymuszajacy zaprzestanie wykonywania misji po powrocie</text:p>
        </text:list-item>
        <text:list-item>
          <text:p text:style-name="P1">Stworzyc Klase przechowujaca przedmioty</text:p>
        </text:list-item>
        <text:list-item>
          <text:p text:style-name="P1">Stworzyc Klase LOOT_Table</text:p>
        </text:list-item>
        <text:list-item>
          <text:p text:style-name="P4">Ikony</text:p>
        </text:list-item>
      </text:list>
      <text:list xml:id="list1099787666017849172" text:style-name="L3">
        <text:list-item>
          <text:p text:style-name="P5">Obramowki glownych przyciskow</text:p>
        </text:list-item>
        <text:list-item>
          <text:p text:style-name="P5">Ikonka grupy</text:p>
        </text:list-item>
        <text:list-item>
          <text:p text:style-name="P5">Ikony typow przedmiotow</text:p>
        </text:list-item>
        <text:list-item>
          <text:p text:style-name="P5">Ikona postaci</text:p>
        </text:list-item>
        <text:list-item>
          <text:p text:style-name="P5">Background</text:p>
        </text:list-item>
      </text:list>
      <text:p text:style-name="P6">Najpierw dokończyć tą wersję gry. </text:p>
      <text:p text:style-name="P3"/>
      <text:p text:style-name="P3">Przekształcenie gry w zarzadzanie gildią bohaterów. Wydawanie misji, NPC przyjmują zlecenia i próbują je wykonać w zamian za pieniądze / <text:s/>przedmioty.<text:line-break/>Gracz może posiadac własną grupę bohaterów którą może ulepszać, i wysyłać na misję.<text:line-break/>Możliwość tworzenia przedmiotów, sprzedawania ich, kupna przedmiotów z rynku lokalneg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8M35S</meta:editing-duration>
    <meta:editing-cycles>30</meta:editing-cycles>
    <meta:generator>OpenOffice/4.1.3$Win32 OpenOffice.org_project/413m1$Build-9783</meta:generator>
    <dc:date>2021-08-07T10:47:17.85</dc:date>
    <dc:creator>Shaw Soidade</dc:creator>
    <meta:document-statistic meta:table-count="0" meta:image-count="0" meta:object-count="0" meta:page-count="1" meta:paragraph-count="22" meta:word-count="159" meta:character-count="1038"/>
    <meta:user-defined meta:name="Info 1"/>
    <meta:user-defined meta:name="Info 2"/>
    <meta:user-defined meta:name="Info 3"/>
    <meta:user-defined meta:name="Info 4"/>
  </office:meta>
</office:document-meta>
</file>